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ce0785" officeooo:paragraph-rsid="00ce0785"/>
    </style:style>
    <style:style style:name="P2" style:family="paragraph" style:parent-style-name="Text_20_body">
      <style:text-properties fo:language="zxx" fo:country="none" officeooo:rsid="00ce0785" officeooo:paragraph-rsid="00ce0785" style:language-asian="zxx" style:country-asian="none" style:language-complex="zxx" style:country-complex="none"/>
    </style:style>
    <style:style style:name="P3" style:family="paragraph" style:parent-style-name="Preformatted_20_Text">
      <style:text-properties officeooo:rsid="000a522a" officeooo:paragraph-rsid="00cc5aba"/>
    </style:style>
    <style:style style:name="P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ext_20_body">
      <style:text-properties officeooo:rsid="00ce0785" officeooo:paragraph-rsid="00ce582c"/>
    </style:style>
    <style:style style:name="P6" style:family="paragraph" style:parent-style-name="Text_20_body">
      <style:text-properties officeooo:rsid="00ce582c" officeooo:paragraph-rsid="00ce582c"/>
    </style:style>
    <style:style style:name="P7" style:family="paragraph" style:parent-style-name="Text_20_body">
      <style:text-properties officeooo:paragraph-rsid="00ce0785"/>
    </style:style>
    <style:style style:name="P8" style:family="paragraph" style:parent-style-name="Heading_20_3">
      <style:text-properties officeooo:rsid="00c5ba52" officeooo:paragraph-rsid="00ce582c"/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  <style:text-properties officeooo:rsid="00c87c6b" officeooo:paragraph-rsid="00c87c6b"/>
    </style:style>
    <style:style style:name="P11" style:family="paragraph" style:parent-style-name="Heading_20_2">
      <style:text-properties officeooo:paragraph-rsid="00cc5aba"/>
    </style:style>
    <style:style style:name="P12" style:family="paragraph" style:parent-style-name="Heading_20_2">
      <style:text-properties officeooo:paragraph-rsid="00ce582c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14218_2028135211" text:style-name="Index_20_Link" text:visited-style-name="Index_20_Link"><text:s/>1 Array<text:tab/>2</text:a></text:p>
          <text:p text:style-name="P14"><text:a xlink:type="simple" xlink:href="#__RefHeading___Toc62_1101774027" text:style-name="Index_20_Link" text:visited-style-name="Index_20_Link"><text:s/>1.1 Add c++11<text:tab/>2</text:a></text:p>
          <text:p text:style-name="P14"><text:a xlink:type="simple" xlink:href="#__RefHeading___Toc64_1101774027" text:style-name="Index_20_Link" text:visited-style-name="Index_20_Link"><text:s/>1.2 run deal.ii on eclipse, Dec. 28, 2018<text:tab/>2</text:a></text:p>
        </text:index-body>
      </text:table-of-content>
      <text:h text:style-name="P9" text:outline-level="1"/>
      <text:h text:style-name="P10" text:outline-level="1"><text:bookmark-start text:name="__RefHeading___Toc14218_2028135211"/>A<text:bookmark-end text:name="__RefHeading___Toc14218_2028135211"/></text:h>
      <text:p text:style-name="P5"/>
      <text:h text:style-name="P12" text:outline-level="2">shortcuts</text:h>
      <text:h text:style-name="P8" text:outline-level="3">comment and uncomment, Dec. 28, 2018</text:h>
      <text:p text:style-name="P6">Using '//'</text:p>
      <text:p text:style-name="P6">Comment: Ctrl + '/'; uncomment: type ctrl + '/' again.</text:p>
      <text:p text:style-name="P6">Using '/* */' <text:s text:c="3"/></text:p>
      <text:p text:style-name="P6">Comment: Ctrl + shift + '/'; uncomment: type ctrl + shift + '/'.</text:p>
      <text:h text:style-name="P11" text:outline-level="2"><text:bookmark-start text:name="__RefHeading___Toc62_1101774027"/>Add c++11<text:bookmark-end text:name="__RefHeading___Toc62_1101774027"/></text:h>
      <text:p text:style-name="P3"><text:a xlink:type="simple" xlink:href="https://www.google.nl/search?q=add+c%2B%2B11+to+eclipse&amp;ie=utf-8&amp;oe=utf-8&amp;gws_rd=cr&amp;dcr=0&amp;ei=cnVYWvnIAYWkwALhmoe4Dg" text:style-name="Internet_20_link" text:visited-style-name="Visited_20_Internet_20_Link">https://www.google.nl/search?q=add+c%2B%2B11+to+eclipse&amp;ie=utf-8&amp;oe=utf-8&amp;gws_rd=cr&amp;dcr=0&amp;ei=cnVYWvnIAYWkwALhmoe4Dg</text:a></text:p>
      <text:p text:style-name="P3"/>
      <text:h text:style-name="Heading_20_2" text:outline-level="2"><text:bookmark-start text:name="__RefHeading___Toc64_1101774027"/>run deal.ii on eclipse, Dec. 28, 2018<text:bookmark-end text:name="__RefHeading___Toc64_1101774027"/></text:h>
      <text:p text:style-name="Text_20_body">Setting up a project using deal.II with CMake help</text:p>
      <text:p text:style-name="P1"><text:a xlink:type="simple" xlink:href="https://github.com/dealii/dealii/wiki/Eclipse" text:style-name="Internet_20_link" text:visited-style-name="Visited_20_Internet_20_Link">https://github.com/dealii/dealii/wiki/Eclipse</text:a></text:p>
      <text:p text:style-name="Text_20_body"><text:a xlink:type="simple" xlink:href="https://stackoverflow.com/questions/9280992/using-argc-and-argv-in-eclipse" text:style-name="Internet_20_link" text:visited-style-name="Visited_20_Internet_20_Link"/></text:p>
      <text:p text:style-name="P4">Using argc and argv in Eclipse</text:p>
      <text:p text:style-name="P2">Click on the "Project-&gt;Properties" then in "Run/Debug settings" click on the "New button". Choose C++ application. Here you can see that there are 4 tabs, and the second tab is called "arguments". In this tab you can see a textarea. Type your application's argument there, and click "OK". When you will execute your application thanks to the "play" button of eclipse, your program will be called with arguments.</text:p>
      <text:p text:style-name="P1"><text:a xlink:type="simple" xlink:href="https://stackoverflow.com/questions/9280992/using-argc-and-argv-in-eclipse/9281217" text:style-name="Internet_20_link" text:visited-style-name="Visited_20_Internet_20_Link">https://stackoverflow.com/questions/9280992/using-argc-and-argv-in-eclipse/9281217</text:a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08:13.462241763</meta:creation-date>
    <meta:editing-duration>P7DT18H41M24S</meta:editing-duration>
    <meta:editing-cycles>54</meta:editing-cycles>
    <meta:generator>LibreOffice/5.2.7.2$Linux_X86_64 LibreOffice_project/20m0$Build-2</meta:generator>
    <dc:date>2019-01-02T10:39:12.825961554</dc:date>
    <meta:document-statistic meta:table-count="0" meta:image-count="0" meta:object-count="0" meta:page-count="2" meta:paragraph-count="19" meta:word-count="155" meta:character-count="1082" meta:non-whitespace-character-count="934"/>
    <meta:user-defined meta:name="Info 1"/>
    <meta:user-defined meta:name="Info 2"/>
    <meta:user-defined meta:name="Info 3"/>
    <meta:user-defined meta:name="Info 4"/>
  </office:meta>
</office:document-meta>
</file>